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3" style:family="paragraph" style:parent-style-name="Standard" style:master-pag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style:page-number="1" fo:break-before="auto" fo:break-after="auto" fo:padding="0in" fo:border="none" fo:keep-with-next="auto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<text:tab/>===============================================</text:span></text:p>
      <text:p text:style-name="P1"><text:span text:style-name="T1"><text:tab/>Number of approaches to call original methods / constructors <text:s/>from </text:span></text:p>
      <text:p text:style-name="P1"><text:span text:style-name="T1"><text:tab/><text:tab/><text:tab/>Overridden methods / Constructors</text:span></text:p>
      <text:p text:style-name="P1"><text:span text:style-name="T1"><text:tab/>===============================================</text:span></text:p>
      <text:p text:style-name="P1"><text:span text:style-name="T1">=&gt;We have two approches to call original method / constructors of base class from overridden method / constructors of derived class. They are</text:span></text:p>
      <text:p text:style-name="P2"/>
      <text:p text:style-name="P1"><text:span text:style-name="T1"><text:tab/>1) By using <text:s text:c="2"/>super()</text:span></text:p>
      <text:p text:style-name="P1"><text:span text:style-name="T1"><text:tab/>2) By using Class Name</text:span></text:p>
      <text:p text:style-name="P1"><text:span text:style-name="T1">------------------------------------------------------------------------</text:span></text:p>
      <text:p text:style-name="P1"><text:span text:style-name="T1">1) By using <text:s text:c="2"/>super():</text:span></text:p>
      <text:p text:style-name="P1"><text:span text:style-name="T1">------------------------------------</text:span></text:p>
      <text:p text:style-name="P1"><text:span text:style-name="T1">=&gt;super() is one of the pre-defined function, which is used for calling super class <text:s/>original method / constructor from overridden method / constructors of derived class.</text:span></text:p>
      <text:p text:style-name="P2"/>
      <text:p text:style-name="P1"><text:span text:style-name="T1">Syntax1:- <text:s text:c="7"/>super().methodname(list of values if any)</text:span></text:p>
      <text:p text:style-name="P2"/>
      <text:p text:style-name="P1"><text:span text:style-name="T1">Syntax2:- <text:s text:c="7"/>super().__init__(list of values if any)<text:tab/><text:tab/><text:tab/></text:span></text:p>
      <text:p text:style-name="P2"/>
      <text:p text:style-name="P1"><text:span text:style-name="T1">=&gt;with super() we are able to call only immediate base class method <text:s/>but unable to call Specified method of base Class . To do this we must use class name approach.</text:span></text:p>
      <text:p text:style-name="P1"><text:span text:style-name="T1">----------------------------------------------------------------</text:span></text:p>
      <text:p text:style-name="P1"><text:span text:style-name="T1">2) By using Class Name:</text:span></text:p>
      <text:p text:style-name="P1"><text:span text:style-name="T1">----------------------------------------------------------------</text:span></text:p>
      <text:p text:style-name="P1"><text:span text:style-name="T1">=&gt;By using ClassName approach, we can call any base class method / constructor name from the context of derived class method / constructor names.</text:span></text:p>
      <text:p text:style-name="P2"/>
      <text:p text:style-name="P1"><text:span text:style-name="T1">Syntax1:- <text:s text:c="7"/>ClassName.methodname(self, list of values if any)</text:span></text:p>
      <text:p text:style-name="P1"><text:span text:style-name="T1">Syntax2:- <text:s text:c="7"/>ClassName.__init__(self, list of values if any)<text:tab/><text:tab/><text:tab/></text:span></text:p>
      <text:p text:style-name="P1"><text:soft-page-break/><text:span text:style-name="T1">-----------------------------------------------X----------------------------------------------------------------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21" meta:word-count="170" meta:character-count="1508" meta:non-whitespace-character-count="1310"/>
    <meta:generator>LibreOfficeDev/6.0.5.2$Linux_X86_64 LibreOffice_project/</meta:generator>
  </office:meta>
</office:document-meta>
</file>